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292cm" fo:margin-left="5.295cm" fo:margin-right="5.413cm" table:align="margins"/>
    </style:style>
    <style:style style:name="Tabla1.A" style:family="table-column">
      <style:table-column-properties style:column-width="3.159cm" style:rel-column-width="32905*"/>
    </style:style>
    <style:style style:name="Tabla1.B" style:family="table-column">
      <style:table-column-properties style:column-width="3.133cm" style:rel-column-width="3263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6.292cm" fo:margin-left="5.295cm" fo:margin-right="5.413cm" table:align="margins"/>
    </style:style>
    <style:style style:name="Tabla2.A" style:family="table-column">
      <style:table-column-properties style:column-width="3.159cm" style:rel-column-width="32905*"/>
    </style:style>
    <style:style style:name="Tabla2.B" style:family="table-column">
      <style:table-column-properties style:column-width="3.133cm" style:rel-column-width="3263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A3"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Table_20_Contents">
      <style:paragraph-properties fo:text-align="end" style:justify-single-word="false"/>
    </style:style>
    <style:style style:name="P5" style:family="paragraph" style:parent-style-name="Standard" style:list-style-name="L1">
      <style:text-properties style:font-name="Calibri"/>
    </style:style>
    <style:style style:name="P6" style:family="paragraph" style:parent-style-name="Standard" style:list-style-name="L2">
      <style:text-properties style:font-name="Calibri"/>
    </style:style>
    <style:style style:name="P7" style:family="paragraph" style:parent-style-name="Standard" style:list-style-name="L3"/>
    <style:style style:name="P8" style:family="paragraph" style:parent-style-name="Standard">
      <style:text-properties style:text-underline-style="none"/>
    </style:style>
    <style:style style:name="P9" style:family="paragraph" style:parent-style-name="Standard" style:list-style-name="L4">
      <style:text-properties style:text-underline-style="none"/>
    </style:style>
    <style:style style:name="P10" style:family="paragraph" style:parent-style-name="Standard" style:list-style-name="L5">
      <style:text-properties style:text-underline-style="none"/>
    </style:style>
    <style:style style:name="P11" style:family="paragraph" style:parent-style-name="Standard" style:list-style-name="L6">
      <style:text-properties style:text-underline-style="non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aplicaciones web:</text:p>
      <text:list xml:id="list504425673300538193" text:style-name="L1">
        <text:list-item>
          <text:p text:style-name="P5">Una aplicación web es una aplicación distribuida cuya interfaz de usuario es accesible desde un navegador.</text:p>
        </text:list-item>
        <text:list-item>
          <text:p text:style-name="P5">El despliegue es el proceso de transferir y configurar recursos y aplicaciones a un servidor web para su posterior ejecución. </text:p>
          <text:p text:style-name="P5"/>
        </text:list-item>
        <text:list-item>
          <text:p text:style-name="P5">Una red de datos es un conjunto de dispositivos interconectados mediante un medio de transmision (wifi, cable...).</text:p>
        </text:list-item>
      </text:list>
      <text:p text:style-name="P1">Para poder comunicarse un dispositivo con otro tienen que usar el mismo “lenguaje”, en éste caso tomaremos como lenguaje los protocolos de internet.</text:p>
      <text:p text:style-name="P1">El proceso de comunicación se estructura en niveles o capas. Cada capa se encarga de una parte del proceso de comunicación. En cada capa o nivel se definen uno o varios protocolos.</text:p>
      <text:p text:style-name="P1"/>
      <text:p text:style-name="P1">Ejemplos de modelos de arquitecturas de Internet:</text:p>
      <text:list xml:id="list2241591731342785727" text:style-name="L2">
        <text:list-item>
          <text:p text:style-name="P6">Modelo OSI</text:p>
        </text:list-item>
        <text:list-item>
          <text:p text:style-name="P6">Arquitectura TCP/IP</text:p>
        </text:list-item>
        <text:list-item>
          <text:p text:style-name="P6">Arquitecturas de área local (RAL)</text:p>
        </text:list-item>
        <text:list-item>
          <text:p text:style-name="P6">Arquitectura ATM</text:p>
        </text:list-item>
        <text:list-item>
          <text:p text:style-name="P6">Arquitectura Frame Relay.</text:p>
        </text:list-item>
      </text:list>
      <text:p text:style-name="P1"/>
      <text:p text:style-name="P1">Modelo TCP/IP:</text:p>
      <text:p text:style-name="P1">Se divide en 4 capas: acceso a red, red, transporte y aplicación.</text:p>
      <text:p text:style-name="P1"><text:tab/>Capa de acceso a la red: se especifica que debe ser capaz de enviar los paquetes que vienen del nivel superior (red)</text:p>
      <text:p text:style-name="P1"><text:tab/>Capa de red: Versiones Ipv4/IPv6. Son redes lógicas creadas mendiante software. Están basadas en el uso de direcciones IP.</text:p>
      <text:p text:style-name="P1"><text:tab/>→ Direcciones IP:</text:p>
      <text:p text:style-name="P1"><text:tab/><text:tab/>Son números de 32 BITS.</text:p>
      <text:p text:style-name="P1"><text:tab/><text:tab/>Representados en decimal para facilitar su uso. Aun que los host las transforma a <text:tab/><text:tab/>binario.</text:p>
      <text:p text:style-name="P1"><text:tab/><text:tab/>Se asignan a los interfaces (tarjetas de red) de los equipos (host).</text:p>
      <text:p text:style-name="P1"><text:tab/>→ Esquema de direccionamiento IP (1):</text:p>
      <text:p text:style-name="P1"><text:tab/><text:tab/>Las direcciones IP se dividen en dos partes: Parte de red y parte de host.</text:p>
      <table:table table:name="Tabla1" table:style-name="Tabla1">
        <table:table-column table:style-name="Tabla1.A"/>
        <table:table-column table:style-name="Tabla1.B"/>
        <table:table-row>
          <table:table-cell table:style-name="Tabla1.A1" office:value-type="string">
            <text:p text:style-name="P4">Parte de red</text:p>
          </table:table-cell>
          <table:table-cell table:style-name="Tabla1.B1" office:value-type="string">
            <text:p text:style-name="Table_20_Contents">Parte de host</text:p>
          </table:table-cell>
        </table:table-row>
        <table:table-row>
          <table:table-cell table:style-name="Tabla1.A2" office:value-type="string">
            <text:p text:style-name="P4">192.168.1</text:p>
          </table:table-cell>
          <table:table-cell table:style-name="Tabla1.B2" office:value-type="string">
            <text:p text:style-name="Table_20_Contents">.10</text:p>
          </table:table-cell>
        </table:table-row>
      </table:table>
      <text:p text:style-name="P1"><text:tab/><text:tab/>Por lo tanto todos los equipos en una misma red tienen una la parte de red de la <text:s/><text:tab/><text:tab/>dirección IP igual.</text:p>
      <text:p text:style-name="P1"><text:tab/>→ Máscara de red:</text:p>
      <text:p text:style-name="P1"><text:tab/><text:tab/>Indica en una dirección IP qué corresponde a la red y qué al host.</text:p>
      <text:p text:style-name="P1"><text:tab/><text:tab/>Es un número de 32 bits de los cuales se ponen a 1 los que identifican a la parte de <text:tab/><text:tab/>red y 0 a los que identifican a la parte de host.</text:p>
      <table:table table:name="Tabla2" table:style-name="Tabla2">
        <table:table-column table:style-name="Tabla2.A"/>
        <table:table-column table:style-name="Tabla2.B"/>
        <table:table-row>
          <table:table-cell table:style-name="Tabla2.A1" office:value-type="string">
            <text:p text:style-name="P4">Parte de red</text:p>
          </table:table-cell>
          <table:table-cell table:style-name="Tabla2.B1" office:value-type="string">
            <text:p text:style-name="Table_20_Contents">Parte de host</text:p>
          </table:table-cell>
        </table:table-row>
        <table:table-row>
          <table:table-cell table:style-name="Tabla2.A2" office:value-type="string">
            <text:p text:style-name="P4">192.168.1</text:p>
          </table:table-cell>
          <table:table-cell table:style-name="Tabla2.B2" office:value-type="string">
            <text:p text:style-name="Table_20_Contents">.10</text:p>
          </table:table-cell>
        </table:table-row>
        <table:table-row>
          <table:table-cell table:style-name="Tabla2.A3" office:value-type="float" office:value="255255255">
            <text:p text:style-name="P4">255255255</text:p>
          </table:table-cell>
          <table:table-cell table:style-name="Tabla2.B2" office:value-type="string">
            <text:p text:style-name="Table_20_Contents">.0</text:p>
          </table:table-cell>
        </table:table-row>
      </table:table>
      <text:p text:style-name="Standard"><text:tab/><text:tab/></text:p>
      <text:p text:style-name="Standard"/>
      <text:p text:style-name="Standard"/>
      <text:p text:style-name="Standard"/>
      <text:p text:style-name="Standard"><text:soft-page-break/>Tipos de direcciones IP:</text:p>
      <text:p text:style-name="Standard"><text:tab/>Direccion de red: La parte del host todo a 0.</text:p>
      <text:p text:style-name="Standard"><text:tab/>Direccion de broadcast: La parte del host todo a 1.</text:p>
      <text:p text:style-name="Standard"><text:tab/>Direcciones de host: direcciones que se pueden asignar a los diferentes equipos. Por lo tanto <text:tab/>el rango de IPs para los host es 192.168.1.1 → 192.168.1.254.</text:p>
      <text:p text:style-name="Standard"/>
      <text:p text:style-name="Standard">Un equipo pertenece a una red IP según la dirección y la máscara asignada a su interfaz de red.</text:p>
      <text:p text:style-name="Standard">Los programas (clientes y servidores) de los equipos que forma parte de la misma red IP pueden conectarse directamente.</text:p>
      <text:p text:style-name="Standard"/>
      <text:p text:style-name="Standard">Direcciones IP públicas: </text:p>
      <text:p text:style-name="Standard"><text:tab/>Son visibles en todo internet.</text:p>
      <text:p text:style-name="Standard"><text:tab/>Un ordenador con una IP pública es accesible desde cualquier otro ordenador conectado a <text:tab/>internet.</text:p>
      <text:p text:style-name="Standard"><text:tab/>Cada dirección IP pública es única.</text:p>
      <text:p text:style-name="Standard"><text:tab/>El número de IPs públicas es limitado.</text:p>
      <text:p text:style-name="Standard"/>
      <text:p text:style-name="Standard">Direcciones IPs privadas:</text:p>
      <text:p text:style-name="P3"><text:tab/>Usadas normalmente por organizaciones con su propia intranet.</text:p>
      <text:p text:style-name="P3"><text:tab/>No se encaminan por Internet, ya que los rourers están configurados para no dejar salir datagramas.</text:p>
      <text:p text:style-name="P3"><text:tab/>Son las IPs con estos rangos:</text:p>
      <text:p text:style-name="P3"><text:tab/>→ 10.0.0.0 a 10.255.255.255</text:p>
      <text:p text:style-name="P3"><text:tab/>→ 172.16.0.0 <text:s/>a <text:s/>172.31.255.255</text:p>
      <text:p text:style-name="P3"><text:tab/>→ 192.168.0.0 <text:s/>a <text:s/>192.168.255.255</text:p>
      <text:p text:style-name="P3"/>
      <text:p text:style-name="P3">¿Cómo conectar una red con direcciones privadas a Internet?</text:p>
      <text:p text:style-name="P3"><text:tab/>Tiene que haber al menos una IP pública en la organización.</text:p>
      <text:p text:style-name="P3"><text:tab/>Configurando el NAT.</text:p>
      <text:p text:style-name="P3"/>
      <text:p text:style-name="P3">Routers:</text:p>
      <text:p text:style-name="P3"><text:tab/>Dispositivos de capa 3 que interconectan las redes IP.</text:p>
      <text:p text:style-name="P3"><text:tab/>Enrutan (encaminan) datagramas IP entre diferentes redes IP.</text:p>
      <text:p text:style-name="P3"/>
      <text:p text:style-name="P3">Los host que están conectados a una IP de la misma red se pueden comunicar directamente. Con el resto del mundo envía los datagramas a un router (puerta de enlace o gateway). – Entrega indirecta.</text:p>
      <text:p text:style-name="P3"/>
      <text:p text:style-name="P3"><text:tab/>Capa de transporte: (protocolos TCP y UDP).</text:p>
      <text:p text:style-name="P3"><text:tab/><text:tab/>Diferenciar aplicaciones.</text:p>
      <text:p text:style-name="P3"><text:tab/><text:tab/>Funciones adicionales extremo a extremo (segmentación de datos, control de errores, <text:tab/><text:tab/>control de flujo...) </text:p>
      <text:p text:style-name="P3"><text:tab/><text:tab/>Númeors enteros positivos (16 bits) de 0 a 65535 que identifican procesos de un <text:tab/><text:tab/><text:tab/>equipo que envían y reciben info a través de una red.</text:p>
      <text:p text:style-name="P3"><text:tab/><text:tab/>Asignación de puertos:</text:p>
      <text:p text:style-name="P3"><text:tab/><text:tab/>→ Estática: definidos en la configuración de la aplicación.</text:p>
      <text:p text:style-name="P3"><text:tab/><text:tab/>→ Dinámica: Sistema operativo y puertos disponibles.</text:p>
      <text:p text:style-name="P3"><text:tab/><text:tab/><text:tab/>Los puertos TCP y UDP son independientes.</text:p>
      <text:p text:style-name="P3"/>
      <text:p text:style-name="P3"/>
      <text:p text:style-name="P3"/>
      <text:p text:style-name="P3"/>
      <text:p text:style-name="P3"/>
      <text:p text:style-name="P3"><text:soft-page-break/><text:tab/><text:tab/>PROTOCOLO UDP:</text:p>
      <text:p text:style-name="P3"><text:tab/><text:tab/><text:tab/>No orientado a conexión. No hay establecimiento de la conexión. No es fiable <text:tab/><text:tab/><text:tab/>(no realiza control de errores).</text:p>
      <text:p text:style-name="P3"><text:tab/><text:tab/><text:tab/>Orientado a conexión: Establecimiento y finalización de conexiones. Es fiable</text:p>
      <text:p text:style-name="P3"><text:tab/><text:tab/><text:tab/>(control de errores, control del flujo, de congestión...).</text:p>
      <text:p text:style-name="P3"/>
      <text:p text:style-name="P3"><text:tab/>Capa de aplicación:</text:p>
      <text:p text:style-name="P3"><text:tab/>Ofrece servicios de red a los usuarios. </text:p>
      <text:p text:style-name="P3"><text:tab/><text:tab/>Modelo de funcionamiento/comunicación:</text:p>
      <text:p text:style-name="P3"><text:tab/><text:tab/><text:tab/>Cliente/Servidor</text:p>
      <text:p text:style-name="P3"><text:tab/><text:tab/><text:tab/>P2P</text:p>
      <text:p text:style-name="P3"><text:tab/><text:tab/><text:tab/>Híbrido</text:p>
      <text:p text:style-name="P3"><text:tab/><text:tab/>Aplicaciones:</text:p>
      <text:p text:style-name="P3"><text:tab/><text:tab/><text:tab/>Clientes</text:p>
      <text:p text:style-name="P3"><text:tab/><text:tab/><text:tab/>Servidores</text:p>
      <text:p text:style-name="P3"/>
      <text:p text:style-name="P3"><text:tab/><text:tab/>Protocolos: HTTP, FTP, DNS, DHCP, SSH, SMTP...</text:p>
      <text:p text:style-name="P3"/>
      <text:p text:style-name="P3"><text:tab/>Ejemplos:</text:p>
      <text:p text:style-name="P3"><text:tab/><text:tab/>Servicio de transferencia de ficheros:</text:p>
      <text:p text:style-name="P3"><text:tab/><text:tab/><text:tab/>Aplicaciones:</text:p>
      <text:p text:style-name="P3"><text:tab/><text:tab/><text:tab/><text:tab/>Servidores: ISS FTP, Fillezilla Server...<text:tab/></text:p>
      <text:p text:style-name="P3"><text:tab/><text:tab/><text:tab/><text:tab/>Clientes: ftp, Fillezilla...</text:p>
      <text:p text:style-name="P3"><text:tab/><text:tab/><text:tab/>Protocolos: FTP, SSH(SFTP).</text:p>
      <text:p text:style-name="P2"/>
      <text:p text:style-name="P3"><text:tab/><text:tab/>Servicio WWW</text:p>
      <text:p text:style-name="P3"><text:tab/><text:tab/><text:tab/>Aplicaciones: </text:p>
      <text:p text:style-name="P3"><text:tab/><text:tab/><text:tab/><text:tab/>Servidores: Apache, ISS...</text:p>
      <text:p text:style-name="P3"><text:tab/><text:tab/><text:tab/><text:tab/>Clientes: FireFox, Google chrome...</text:p>
      <text:p text:style-name="P3"><text:tab/><text:tab/><text:tab/>Protocolos: HTTP, HTTPS...</text:p>
      <text:p text:style-name="Standard"/>
      <text:p text:style-name="Standard">DNS:</text:p>
      <text:p text:style-name="Standard">Al comienzo de internet, cuando internet se llamaba ARPANET había muy pocas máquinas interconectadas. Las máquinas tenían asignada una IP y un nombre y estos datos se guardaban en un fichero de texto (host.txt) estaba almacenado en un ordenador en California y el resto de ordenadores se limitaban a copiar ese fichero una vez por semana para mantenerse actualizados. Tras un tiempo la expansión de internet se hizo tan fuerte que este sistema era inviable y ahí se desarrolló el sistema DNS (Domain Name System) que se usa para dar nombre a los ordenadores conectados a internet. Para una persona es mucho más simple acordarse de un nombre que de una dirección IP.</text:p>
      <text:p text:style-name="Standard">El concepto de DNS gira entorno al concepto de dominio. </text:p>
      <text:p text:style-name="Standard">Un dominio es un nombre específico asignado a un conjunto de cuentas de usuarios y recursos de red que tienen establecidos unos criterios de seguridad. </text:p>
      <text:p text:style-name="Standard">Un dominio es una extensión del gp de trabajo.</text:p>
      <text:p text:style-name="Standard">DNS es un servicio de resolución de nombres que traduce direcciones legibles en IPs y viceversa.</text:p>
      <text:p text:style-name="Standard">DNS es una inmensa bbdd distribuida entre múltiples equipos y se indexa según un esquema de nombres jerárquico (espacio de nombres de dominio).</text:p>
      <text:p text:style-name="Standard">A la info guardada en la bbdd dns se accede mediante un esquema cliente-sv.</text:p>
      <text:p text:style-name="Standard"><text:s text:c="5"/>Una query es una solicitud de resolución de nombre enviada por un cliente a un servidor DNS.</text:p>
      <text:p text:style-name="Standard">Los sv DNS están constantemente escuchando las consultas recibidas de los clientes. Los DNS resolver son los programas destinados a procesar las respuestas y ofrecerle la info a los usuarios.</text:p>
      <text:p text:style-name="Standard"/>
      <text:p text:style-name="Standard"><text:soft-page-break/>Componentes: </text:p>
      <text:p text:style-name="Standard">→ Espacio de nombres de dominio DNS, conjunto de nombres que se puede usar para identificar máquinas o servicios en una red.</text:p>
      <text:p text:style-name="Standard">→ BBDD DNS: es distribuida y redundante, almacena info (IPs = dominio). En estas BBDD se organizan en zonas que almacenan la info en RR (Registros de Recursos).</text:p>
      <text:p text:style-name="Standard">→ Servidores DNS: programas que guardan parte de las BBDD DNS (zonas) y responden a las querys de nombres formuladas por los clientes.</text:p>
      <text:p text:style-name="Standard">→ Clientes DNS: (resolvers), son programas que consultan a los sv los nomrbes a resolver y procesan las resp para ofrecerle la info a los usu/apps que los invocan.</text:p>
      <text:p text:style-name="Standard">→ Protocolo DNS: Conjunto de normas en base a las cuales “dialogan” clientes y sv DNS. </text:p>
      <text:p text:style-name="Standard"/>
      <text:p text:style-name="Standard">Organización del espacio de nombres:</text:p>
      <text:p text:style-name="Standard">Está agrupado en diferentes niveles llamados dominios. Los dominios se organizan de forma jerárquica en forma de árbol invertido. Todos los dominios se organizan por nombres separados por puntos, de más gereral (drcha) a lo más particular (izq) → pc01.redes.smr.es</text:p>
      <text:list xml:id="list1142643484895451897" text:style-name="L3">
        <text:list-item>
          <text:p text:style-name="P7">Dominio raíz y la ICANN:</text:p>
          <text:p text:style-name="P7">La ICANN es una organización sin ánimo de lucro que tiene como objetivo garantizar que internet sea estable, operativo y seguro. Se encarga de administrar el dominio raiz y de mantener un registro de los dominios de nivel sup (TLD) existentes.</text:p>
        </text:list-item>
        <text:list-item>
          <text:p text:style-name="P7">Servidores raiz (root server): Son los sv autorizados para el dominio raiz “.” Existen 13 sv raiz en todo el mundo y cada uno de ellos tiene múltiples copias distribuidas por todo el planeta. Estos sv se encargan de resolver peticiones DNS para los dominios de más alto nivel.</text:p>
        </text:list-item>
        <text:list-item>
          <text:p text:style-name="P7">Dominios de alto o primer nivel (Top Level Domain):</text:p>
          <text:list>
            <text:list-item>
              <text:p text:style-name="P7">Geográficos (countrycodeTLD)-&gt; identifican a un pais con las 2 primeras letras del mismo (.es | .fr | .uk...)</text:p>
            </text:list-item>
            <text:list-item>
              <text:p text:style-name="P7">Genéricos (gTLD) → tratan de establecer el caráctero o propósito del nombre del dominio (.com: org comerciales | .edu: inst educativas y unis...)</text:p>
            </text:list-item>
            <text:list-item>
              <text:p text:style-name="P7">ARPA se utiliza para infraestructura técnica de Internet.</text:p>
            </text:list-item>
          </text:list>
        </text:list-item>
        <text:list-item>
          <text:p text:style-name="P7">Dominios de segundo nivel:</text:p>
          <text:p text:style-name="P7">Nombres de longitud variable registrados en Internet. Siempre se basan en un dominio de nivel sup apropiado (.com | .net | .org...), según el tipo de org o ubicación geográfica dónde se utiliza el nombre. Además pueden contener a su vez otros dominios (subdominios)</text:p>
        </text:list-item>
        <text:list-item>
          <text:p text:style-name="P7">Subdominios:</text:p>
          <text:p text:style-name="P7">Nombres adicionales que puede crear una org derivados del nombre de dominio registrado de 2º nivel. Suelen crearse para reflejarr la org de la emopresa por dept, ubicaciones de sus sedes, áreas de negocio... → europa.microsoft.com</text:p>
        </text:list-item>
        <text:list-item>
          <text:p text:style-name="P7">Nombre de recurso o de host:</text:p>
          <text:p text:style-name="P7">Nombres que representan una hoja en el árbol DNS para identificar un recurso específico. Normalmente, la etiqueta sitaada más al a izquierda del nombre de dominio identifica a un equipo servidor DNS específico de la red, pj: host1.ejemplo.microsoft.com.</text:p>
          <text:p text:style-name="P7">Cuando se hace referencia a un host de dominio hay nombre relativo o absoluto. El nombre absoluto (FQDN – Full Qualified Domain Name), es un nombre formado por todas las partes separadas por puntos, desde el nodo hasta el dominio raíz. Además acaba en . </text:p>
          <text:p text:style-name="P7">Para el nombre relativo es necesario conocer el contexto del dominio superior ara determinar a qué nombre se hace referencia exactamente.</text:p>
        </text:list-item>
      </text:list>
      <text:p text:style-name="Standard"/>
      <text:p text:style-name="Standard">Delegación y registro de nombres de dominio:</text:p>
      <text:p text:style-name="Standard">Consiste en que la organización que administra a un dominio cede la administración de uno o varios subdominios a otras organizaciones. Cada una de estas organizaciones, por ejemeplo red.es para el dominio “es” delega la administración de upm.es a la Univ. Politécnica de Madrid.</text:p>
      <text:p text:style-name="Standard">Registrar un dominio consiste en reservar el nombre durante un tiempo para poder crear <text:soft-page-break/>subdominios y asociar el nombre a las IPs. Un nombre de dominio puede ser registrado a travñes de diferentes compañías conocidas como agentes registradores y deben estar acreditadas por los operadores de registros. </text:p>
      <text:p text:style-name="Standard">→ Caracteres permitidos para los nombres de dominios: A...Z a...z - _ </text:p>
      <text:p text:style-name="Standard"><text:tab/>El primer y último carácter no puede ser un guión.</text:p>
      <text:p text:style-name="Standard"><text:tab/>No es case sensitive.</text:p>
      <text:p text:style-name="Standard"><text:tab/>La longitud máxima para un dominio de segundo nivel es de 63 caracteres.</text:p>
      <text:p text:style-name="Standard"><text:span text:style-name="T1"/></text:p>
      <text:p text:style-name="P3">Se puede elegir cualquiera siempre y cuando no se haga visible en internet. <text:s/>Si el nombredel dominio se quiere hacer público,habrá que registrarlo, eligiendo un nombre que cumpla la normativa en vigor. </text:p>
      <text:p text:style-name="P3">Para registrar un nombre de dominio habrá que solicitarlo a alguna de las compañías de registros acreditadas por la ICANN, pj → arsis, interdomain, nominalia.</text:p>
      <text:p text:style-name="P3">Los nombres de dominio se solicitan bajo uno de los dominios de primer nivel (.es, .com...) Una vez registrado, la empresa solicitante puede organizarse como estime conveniente pj → smr.laarboleda.es <text:s text:c="4"/>asir.laarboleda.es ….......</text:p>
      <text:p text:style-name="P3"/>
      <text:p text:style-name="P3">Resolución de nombres: </text:p>
      <text:p text:style-name="P3">Un cliente genera una consulta para resolver un nombre de dominio completamente expresado, FQDN pj → <text:a xlink:type="simple" xlink:href="http://www.ies.es/" text:style-name="Internet_20_link" text:visited-style-name="Visited_20_Internet_20_Link">www.ies.es</text:a> <text:s/></text:p>
      <text:list xml:id="list8963187683848906053" text:style-name="L4">
        <text:list-item>
          <text:p text:style-name="P9">El cliente intenta resolver la consulta por si mismo, buscando en su propio fichero hosts. Este fichero contiene correspondencias entre nombres y direcciones IP configuradas previamente. Se carga automáticamente en la caché del equipo primeramente chequea la caché del equipo cliente que realiza la consulta.</text:p>
        </text:list-item>
        <text:list-item>
          <text:p text:style-name="P9">Si el solucionador local no puede resolver la consulta, preguntará a su servidor DNS preferido.</text:p>
        </text:list-item>
        <text:list-item>
          <text:p text:style-name="P9">El servidor DNS consultará primero sus zonas y si no encuentra ahí la correspondencia, mirará en su caché, por su la consulta hubiera sido resuelta anteriormente.</text:p>
        </text:list-item>
        <text:list-item>
          <text:p text:style-name="P9">Si no la encuentra, este DNS reenviará la consulta a du servidor DNS preferido y así hasta dar con la solución o devolver el mensaje de error pertinente.</text:p>
        </text:list-item>
      </text:list>
      <text:p text:style-name="P3"/>
      <text:p text:style-name="P3">Las consultas a un servidor DNS pueden ser de dos tipos: recursivas o iterativas:</text:p>
      <text:p text:style-name="P3">Recursiva: es aquella en la que el servidor tiene que dar una respuesta completa o exacta. Si es autorizado para esa zona y encuentra la respuesta responde indicando que la respuesta es autoritativa. Si no encuentra la respuesta o no está autorizado, consulta la caché, si encuentra la consulta responde indicando que la respuesta no es autoritativa. Por otro lado, si tiene configurados reenviadores entonces reencia la consulta recursiva a otro servidor DNS. Si no los tiene confiigurados, inicia una serie de consultas iterativas a otros servidores DNS. Los servidores consultados devuelven referencias hasta que la respuesta es positiva, en ese momento termina la recursividad.</text:p>
      <text:p text:style-name="P3"/>
      <text:p text:style-name="P3">Iterativa: es aquella en la que ser servidor DNS puede proporcionar una respuesta parcial. Hay 3 posibles respuestas:</text:p>
      <text:list xml:id="list2253866714753069970" text:style-name="L5">
        <text:list-item>
          <text:p text:style-name="P10">Respuesta positiva: da la información del nombre preguntado, indicando si es autorizado o no.</text:p>
        </text:list-item>
        <text:list-item>
          <text:p text:style-name="P10">Respuesta negativa: indicando que no se pudo resolver (NXDOMAIN).</text:p>
        </text:list-item>
        <text:list-item>
          <text:p text:style-name="P10">Respuesta indicando una referencia a otros servidores.</text:p>
        </text:list-item>
      </text:list>
      <text:p text:style-name="P3"/>
      <text:p text:style-name="P3">Resolución de direcciones o inversa: </text:p>
      <text:p text:style-name="P3">DNS además de obtener la direccion IP de un nombre puede obtener el nombre que está asociado a una IP, ésto se conoce como resolución inversa. El resolver (cliente) envía una petición al sv de nombres para obtener el nombre del host asociado a una determinada IP. Para esto se creó un <text:soft-page-break/>dominio especial llamado in-addr.arpa. Dentro de este dominio se especifican las cifras de la IP en orden contrario indicando al final in-addr-arpa, </text:p>
      <text:p text:style-name="P3"><text:s/>la direccion IP 209.85.148.105 tendríamos → 105.148.85.209.in-addr-arpa → <text:a xlink:type="simple" xlink:href="http://www.google.com/" text:style-name="Internet_20_link" text:visited-style-name="Visited_20_Internet_20_Link">www.google.com</text:a></text:p>
      <text:p text:style-name="P3"/>
      <text:p text:style-name="P3">Caché y TTL:</text:p>
      <text:p text:style-name="P3">Los servidores DNS mantienen una caché con la información de correspondencias que van resolviendo. Todos los sv de nombres y todos los clientes utilizan el sistema de caché. El tiempo que guardan las respuestas en caché se denomina TTL (Time To Live). Los clientes y sv DNS almacenan en caché las respuestas positivas y las negativas. Cuando una petición DNS se resuelve en caché se marca como \no autorizada, así el resolver sabe que esta información no se ha obtenido de primera mano y podría no ser válida.</text:p>
      <text:p text:style-name="P3"/>
      <text:p text:style-name="P3">Registros de recursos:</text:p>
      <text:p text:style-name="P3">Asignan nombres de dominio DNS a un tipo específico de información de recurso para resolver nombres. Como en cualquier BD, los sv DNS almacenan info en forma de registros. La función del DNS es la de relacionar los dominos de nombres con los registros de recursos, para solucionar las consultas sobre nombres.</text:p>
      <text:p text:style-name="P3">Los registros de nombres siguen el siguiente formato:</text:p>
      <text:p text:style-name="P3">nombreDominio<text:tab/>tiempoVida<text:tab/>clase<text:tab/>tipo<text:tab/>valor</text:p>
      <text:p text:style-name="P3">nombre del dominio: indica el dominio al que pertenece el registro. Actúa como clave primaria para resolver las peticiones.</text:p>
      <text:p text:style-name="P3">Tiempo de vida: en segundos, para controlar la expiración de las copas de info en caché.</text:p>
      <text:p text:style-name="P3">Clase: en internet siemre IN.</text:p>
      <text:p text:style-name="P3">Tipo: </text:p>
      <text:p text:style-name="P3"><text:tab/>SOA → El primer registro en cualquier archivo de la zona. </text:p>
      <text:p text:style-name="P3"><text:tab/>A → resuelve nombres de host name a IP.</text:p>
      <text:p text:style-name="P3"><text:tab/>MX → el server de mail.</text:p>
      <text:p text:style-name="P3"><text:tab/>NS → Identifica el DNS server para cada zona.</text:p>
      <text:p text:style-name="P3"><text:tab/>CNAME → Resoluciones desde nombres de host a nombres de host.</text:p>
      <text:p text:style-name="P3"><text:tab/>PTR → Resuelve IP a nombres de host.</text:p>
      <text:p text:style-name="P3">Valor: depende de la clase.</text:p>
      <text:p text:style-name="P3"/>
      <text:p text:style-name="P3">Cada zona, directa e inversa, tiene sus registros de recursos. Del tipo SOA (Start Of Authority), NS (Name Server), A para directa y PTR para inversa.</text:p>
      <text:p text:style-name="P3"/>
      <text:p text:style-name="P3">Zonas:</text:p>
      <text:p text:style-name="P3">Es una parte contigua del espacio de nombres de dominio en el que un servidor DNS tiene autoridad para resolver consiltas DNS. El espacio de nombres DNSse puede dividir en diferentes zonas que almacenan información de nombres acerca de no o varios dominios DNS, o parte de ellos. Una zona puede incluir varios subdominos.</text:p>
      <text:p text:style-name="P3">Solo los administradores podrán crear zonas. El servidor de nombres almacena los nombres y sus correspondientes direcciones IP para las zonas definidas en su espacio de nombres de dominio.</text:p>
      <text:p text:style-name="P3"/>
      <text:p text:style-name="P3">Tipos de zonas:</text:p>
      <text:list xml:id="list2315148170832203549" text:style-name="L6">
        <text:list-item>
          <text:p text:style-name="P11">Primaria: contiene una versión lectura/escritura del archivo de zona (fichero de texto). Cualquier cambio que se realice en la zona se reflejará en dicho archivo. Las zonas recién creadas son siempre de este tipo.</text:p>
        </text:list-item>
        <text:list-item>
          <text:p text:style-name="P11">Secundaria: contiene un a versión de sólo lectura del archivo de la zona.</text:p>
        </text:list-item>
        <text:list-item>
          <text:p text:style-name="P11">Auxiliar: contiene un subconjunto de los datos de la zona, únicamente los registros SOA, NS y A.</text:p>
        </text:list-item>
      </text:list>
      <text:p text:style-name="P3"/>
      <text:p text:style-name="P3">diapositiva 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artin</meta:initial-creator>
    <meta:creation-date>2020-10-20T17:45:54.32</meta:creation-date>
    <dc:date>2020-11-01T18:39:07.22</dc:date>
    <dc:creator>laura martin</dc:creator>
    <meta:editing-duration>PT7H10M32S</meta:editing-duration>
    <meta:editing-cycles>10</meta:editing-cycles>
    <meta:generator>OpenOffice/4.1.7$Win32 OpenOffice.org_project/417m1$Build-9800</meta:generator>
    <meta:document-statistic meta:table-count="2" meta:image-count="0" meta:object-count="0" meta:page-count="6" meta:paragraph-count="179" meta:word-count="2603" meta:character-count="15868"/>
  </office:meta>
</office:document-meta>
</file>